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82cm" svg:height="2.686cm" svg:x="0.973cm" svg:y="0.996cm">
          <draw:image xlink:href="../pngs/walden-set-C-a.png" xlink:type="simple" xlink:show="embed" xlink:actuate="onLoad">
            <text:p/>
          </draw:image>
        </draw:frame>
        <draw:frame draw:style-name="gr1" draw:text-style-name="P1" draw:layer="layout" svg:width="13.597cm" svg:height="2.091cm" svg:x="0.973cm" svg:y="3.715cm">
          <draw:image xlink:href="../pngs/walden-set-C-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5T00:48:53.489105000</meta:creation-date>
    <meta:generator>LibreOffice/5.1.4.2$MacOSX_X86_64 LibreOffice_project/f99d75f39f1c57ebdd7ffc5f42867c12031db97a</meta:generator>
    <dc:date>2016-11-14T05:34:22.318742000</dc:date>
    <meta:editing-duration>PT16M10S</meta:editing-duration>
    <meta:editing-cycles>14</meta:editing-cycles>
    <meta:document-statistic meta:object-count="2"/>
  </office:meta>
</office:document-meta>
</file>